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Ho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 Genérico </text:p>
          </table:table-cell>
          <table:table-cell office:value-type="string" calcext:value-type="string">
            <text:p>Características S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Virtualizació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Instalación S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3 Windows</text:p>
          </table:table-cell>
          <table:table-cell office:value-type="string" calcext:value-type="string">
            <text:p>Configuración básica de Window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1 Windows</text:p>
          </table:table-cell>
          <table:table-cell office:value-type="string" calcext:value-type="string">
            <text:p>Archivos y permisos en Window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4 Windows</text:p>
          </table:table-cell>
          <table:table-cell office:value-type="string" calcext:value-type="string">
            <text:p>Administración y optimización Window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3 Linux</text:p>
          </table:table-cell>
          <table:table-cell office:value-type="string" calcext:value-type="string">
            <text:p>Configuración básica de Linu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1 Linux</text:p>
          </table:table-cell>
          <table:table-cell office:value-type="string" calcext:value-type="string">
            <text:p>Archivos y permisos en Linu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4 Linux</text:p>
          </table:table-cell>
          <table:table-cell office:value-type="string" calcext:value-type="string">
            <text:p>Administración y optimización Linu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 table:formula="of:=SUM([.D2:.D11])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1:34:28.421083761</meta:creation-date>
    <dc:date>2025-06-18T17:28:24.485806428</dc:date>
    <meta:editing-duration>PT3H3M34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